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100%"/>
      <style:text-properties officeooo:paragraph-rsid="00514c77"/>
    </style:style>
    <style:style style:name="P2" style:family="paragraph" style:parent-style-name="Text_20_body">
      <style:paragraph-properties fo:margin-top="0in" fo:margin-bottom="0in" loext:contextual-spacing="false" fo:line-height="100%"/>
      <style:text-properties officeooo:paragraph-rsid="0052fca7"/>
    </style:style>
    <style:style style:name="P3" style:family="paragraph" style:parent-style-name="Heading_20_2">
      <style:paragraph-properties fo:margin-top="0in" fo:margin-bottom="0in" loext:contextual-spacing="false" fo:line-height="100%"/>
      <style:text-properties officeooo:paragraph-rsid="0052fca7"/>
    </style:style>
    <style:style style:name="P4" style:family="paragraph" style:parent-style-name="Heading_20_2">
      <style:paragraph-properties fo:margin-top="0in" fo:margin-bottom="0in" loext:contextual-spacing="false" fo:line-height="100%"/>
      <style:text-properties officeooo:paragraph-rsid="00514c77"/>
    </style:style>
    <style:style style:name="P5" style:family="paragraph" style:parent-style-name="Text_20_body">
      <style:text-properties officeooo:paragraph-rsid="00514c77"/>
    </style:style>
    <style:style style:name="P6" style:family="paragraph" style:parent-style-name="Heading_20_2">
      <style:text-properties officeooo:paragraph-rsid="00514c77"/>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1">
      <style:paragraph-properties fo:margin-top="0in" fo:margin-bottom="0in" loext:contextual-spacing="false"/>
    </style:style>
    <style:style style:name="P10" style:family="paragraph" style:parent-style-name="Text_20_body" style:list-style-name="L2">
      <style:paragraph-properties fo:margin-top="0in" fo:margin-bottom="0in" loext:contextual-spacing="false"/>
    </style:style>
    <style:style style:name="P11" style:family="paragraph" style:parent-style-name="Heading_20_2">
      <style:paragraph-properties fo:margin-top="0in" fo:margin-bottom="0in" loext:contextual-spacing="false" fo:line-height="100%"/>
      <style:text-properties officeooo:paragraph-rsid="00514c77"/>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Arial" officeooo:rsid="00514c77"/>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text:bookmark-start text:name="__RefHeading___Toc258_20602844"/><text:span text:style-name="Source_20_Text"><text:span text:style-name="T1">Introduction to the Responsive Web Design Projects</text:span></text:span><text:bookmark-end text:name="__RefHeading___Toc258_20602844"/></text:h>
      <text:p text:style-name="Text_20_body">Time to put your newly learnt skills to work! By working on projects you would have the opportunity of applying all the skills, principles and concepts you have learnt so far HTML, CSS, Visual Design, Accessibility, etc. </text:p>
      <text:p text:style-name="Text_20_body">In this section you get the chance to:</text:p>
      <text:list xml:id="list3680744535" text:style-name="L1">
        <text:list-item>
          <text:p text:style-name="P9">Build a Tribute Page </text:p>
        </text:list-item>
        <text:list-item>
          <text:p text:style-name="P9">Build a Survey Form </text:p>
        </text:list-item>
        <text:list-item>
          <text:p text:style-name="P9">Build a Product Landing Page </text:p>
        </text:list-item>
        <text:list-item>
          <text:p text:style-name="P9">Build a Technical Documentation Page </text:p>
        </text:list-item>
        <text:list-item>
          <text:p text:style-name="P7">Build a Personal Portfolio Webpage </text:p>
        </text:list-item>
      </text:list>
      <text:p text:style-name="Text_20_body">By the end of this, you would have 5 responsive websites under your belt that you can show off to friends, family, employers, etc. Have fun and remember to use the <text:a xlink:type="simple" xlink:href="https://forum.freecodecamp.org/t/how-to-get-help-when-you-are-stuck/19514" text:style-name="Internet_20_link" text:visited-style-name="Visited_20_Internet_20_Link">Read-Search-Ask</text:a> method if you get stuck.</text:p>
      <text:p text:style-name="P5"><text:span text:style-name="Source_20_Text"><text:span text:style-name="T1"/></text:span></text:p>
      <text:p text:style-name="Horizontal_20_Line"><text:span text:style-name="Source_20_Text"><text: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258_20602844" text:style-name="Index_20_Link" text:visited-style-name="Index_20_Link">Introduction to the Responsive Web Design Projects<text:tab/>1</text:a></text:p>
          <text:p text:style-name="P12"><text:a xlink:type="simple" xlink:href="#__RefHeading___Toc260_20602844" text:style-name="Index_20_Link" text:visited-style-name="Index_20_Link">Responsive Web Design Projects - Build a Tribute Page<text:tab/>1</text:a></text:p>
        </text:index-body>
      </text:table-of-content>
      <text:h text:style-name="P4" text:outline-level="2"/>
      <text:h text:style-name="P4" text:outline-level="2"/>
      <text:h text:style-name="P4" text:outline-level="2"/>
      <text:h text:style-name="P4" text:outline-level="2"><text:bookmark-start text:name="__RefHeading___Toc260_20602844"/>Responsive Web Design Projects - Build a Tribute Page<text:bookmark-end text:name="__RefHeading___Toc260_20602844"/></text:h>
      <text:list xml:id="list531671854" text:style-name="L2">
        <text:list-item>
          <text:p text:style-name="P10"><text:span text:style-name="Strong_20_Emphasis">Objective:</text:span> Build a <text:a xlink:type="simple" xlink:href="https://codepen.io/" office:target-frame-name="_blank" xlink:show="new" text:style-name="Internet_20_link" text:visited-style-name="Visited_20_Internet_20_Link">CodePen.io</text:a> app that is functionally similar to this: <text:a xlink:type="simple" xlink:href="https://codepen.io/freeCodeCamp/full/zNqgVx" office:target-frame-name="_blank" xlink:show="new" text:style-name="Internet_20_link" text:visited-style-name="Visited_20_Internet_20_Link">https://codepen.io/freeCodeCamp/full/zNqgVx</text:a>.</text:p>
        </text:list-item>
        <text:list-item>
          <text:p text:style-name="P10">Fulfill the below <text:a xlink:type="simple" xlink:href="https://en.wikipedia.org/wiki/User_story" office:target-frame-name="_blank" xlink:show="new" text:style-name="Internet_20_link" text:visited-style-name="Visited_20_Internet_20_Link">user stories</text:a> and get all of the tests to pass. Give it your own personal style.</text:p>
        </text:list-item>
        <text:list-item>
          <text:p text:style-name="P10">You can use HTML, JavaScript, and CSS to complete this project. Plain CSS is recommended because that is what the lessons have covered so far and you should get some practice with plain CSS. You can use Bootstrap or SASS if you choose. Additional technologies (just for example jQuery, React, Angular, or Vue) are not recommended for this project, and using them is at your own risk. Other projects will give you a chance to work with different technology stacks like React. We will accept and try to fix all issue reports that use the suggested technology stack for this project. Happy coding!</text:p>
        </text:list-item>
        <text:list-item>
          <text:p text:style-name="P10"><text:span text:style-name="Strong_20_Emphasis">User Story #1:</text:span> My tribute page should have an element with a corresponding <text:span text:style-name="Source_20_Text">id="main"</text:span>, which contains all other elements.</text:p>
        </text:list-item>
        <text:list-item>
          <text:p text:style-name="P10"><text:span text:style-name="Strong_20_Emphasis">User Story #2:</text:span> I should see an element with a corresponding <text:span text:style-name="Source_20_Text">id="title"</text:span>, which contains a string (i.e. text) that describes the subject of the tribute page (e.g. "Dr. Norman Borlaug").</text:p>
        </text:list-item>
        <text:list-item>
          <text:p text:style-name="P10"><text:soft-page-break/><text:span text:style-name="Strong_20_Emphasis">User Story #3:</text:span> I should see a <text:span text:style-name="Source_20_Text">div</text:span> element with a corresponding <text:span text:style-name="Source_20_Text">id="img-div"</text:span>.</text:p>
        </text:list-item>
        <text:list-item>
          <text:p text:style-name="P10"><text:span text:style-name="Strong_20_Emphasis">User Story #4:</text:span> Within the <text:span text:style-name="Source_20_Text">img-div</text:span> element, I should see an <text:span text:style-name="Source_20_Text">img</text:span> element with a corresponding <text:span text:style-name="Source_20_Text">id="image"</text:span>.</text:p>
        </text:list-item>
        <text:list-item>
          <text:p text:style-name="P10"><text:span text:style-name="Strong_20_Emphasis">User Story #5:</text:span> Within the <text:span text:style-name="Source_20_Text">img-div</text:span> element, I should see an element with a corresponding <text:span text:style-name="Source_20_Text">id="img-caption"</text:span> that contains textual content describing the image shown in <text:span text:style-name="Source_20_Text">img-div</text:span>.</text:p>
        </text:list-item>
        <text:list-item>
          <text:p text:style-name="P10"><text:span text:style-name="Strong_20_Emphasis">User Story #6:</text:span> I should see an element with a corresponding <text:span text:style-name="Source_20_Text">id="tribute-info"</text:span>, which contains textual content describing the subject of the tribute page.</text:p>
        </text:list-item>
        <text:list-item>
          <text:p text:style-name="P10"><text:span text:style-name="Strong_20_Emphasis">User Story #7:</text:span> I should see an <text:span text:style-name="Source_20_Text">a</text:span> element with a corresponding <text:span text:style-name="Source_20_Text">id="tribute-link"</text:span>, which links to an outside site that contains additional information about the subject of the tribute page. HINT: You must give your element an attribute of <text:span text:style-name="Source_20_Text">target</text:span> and set it to <text:span text:style-name="Source_20_Text">_blank</text:span> in order for your link to open in a new tab (i.e. <text:span text:style-name="Source_20_Text">target="_blank"</text:span>).</text:p>
        </text:list-item>
        <text:list-item>
          <text:p text:style-name="P10"><text:span text:style-name="Strong_20_Emphasis">User Story #8:</text:span> The <text:span text:style-name="Source_20_Text">img</text:span> element should responsively resize, relative to the width of its parent element, without exceeding its original size.</text:p>
        </text:list-item>
        <text:list-item>
          <text:p text:style-name="P10"><text:span text:style-name="Strong_20_Emphasis">User Story #9:</text:span> The <text:span text:style-name="Source_20_Text">img</text:span> element should be centered within its parent element.</text:p>
        </text:list-item>
        <text:list-item>
          <text:p text:style-name="P10">You can build your project by forking <text:a xlink:type="simple" xlink:href="http://codepen.io/freeCodeCamp/pen/MJjpwO" office:target-frame-name="_blank" xlink:show="new" text:style-name="Internet_20_link" text:visited-style-name="Visited_20_Internet_20_Link">this CodePen pen</text:a>. Or you can use this CDN link to run the tests in any environment you like: <text:span text:style-name="Source_20_Text">https://cdn.freecodecamp.org/testable-projects-fcc/v1/bundle.js</text:span>.</text:p>
        </text:list-item>
        <text:list-item>
          <text:p text:style-name="P10">Once you're done, submit the URL to your working project with all its tests passing.</text:p>
        </text:list-item>
        <text:list-item>
          <text:p text:style-name="P8">Remember to use the <text:a xlink:type="simple" xlink:href="https://forum.freecodecamp.org/t/how-to-get-help-when-you-are-stuck/19514" office:target-frame-name="_blank" xlink:show="new" text:style-name="Internet_20_link" text:visited-style-name="Visited_20_Internet_20_Link">Read-Search-Ask</text:a> method if you get stuck.</text:p>
        </text:list-item>
      </text:list>
      <text:p text:style-name="P1"/>
      <text:p text:style-name="P1"/>
      <text:p text:style-name="Horizontal_20_Line"/>
      <text:p text:style-name="P1"/>
      <text:p text:style-name="P1"/>
      <text:p text:style-name="P1"/>
      <text:p text:style-name="P1"/>
      <text:p text:style-name="Horizontal_20_Line"/>
      <text:h text:style-name="P3" text:outline-level="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inition" style:family="text"/>
    <style:style style:name="Numbering_20_Symbols" style:display-name="Numbering Symbols" style:family="text"/>
    <style:style style:name="Index_20_Link" style:display-name="Index Link"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8T01:38:36.338311689</meta:creation-date>
    <dc:date>2019-04-30T23:44:17.910232608</dc:date>
    <meta:editing-duration>PT22H30M11S</meta:editing-duration>
    <meta:editing-cycles>250</meta:editing-cycles>
    <meta:generator>LibreOffice/6.0.7.3$Linux_X86_64 LibreOffice_project/00m0$Build-3</meta:generator>
    <meta:document-statistic meta:table-count="0" meta:image-count="0" meta:object-count="0" meta:page-count="2" meta:paragraph-count="29" meta:word-count="569" meta:character-count="3355" meta:non-whitespace-character-count="2827"/>
  </office:meta>
</office:document-meta>
</file>